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normal" style:font-weight-asian="normal" style:font-weight-complex="normal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cc00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cc00"/>
    </style:style>
    <style:style style:name="ce5" style:family="table-cell" style:parent-style-name="Default">
      <style:table-cell-properties fo:background-color="#66ff99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66ff99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288pt" svg:height="206.42pt" svg:x="1081.76pt" svg:y="1440.03pt">
            <loext:p draw:notify-on-update-of-ranges="Sheet1.O114:Sheet1.O114 Sheet1.O115:Sheet1.O128 Sheet1.P114:Sheet1.P114 Sheet1.P115:Sheet1.P12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6" table:default-cell-style-name="Default"/>
        <table:table-row table:style-name="ro1">
          <table:table-cell table:number-columns-repeated="2"/>
          <table:table-cell table:style-name="ce5" office:value-type="string" calcext:value-type="string">
            <text:p>BATCH</text:p>
          </table:table-cell>
          <table:table-cell table:style-name="ce6" table:number-columns-repeated="3"/>
          <table:table-cell table:number-columns-repeated="10"/>
        </table:table-row>
        <table:table-row table:style-name="ro1">
          <table:table-cell/>
          <table:table-cell table:style-name="ce3" office:value-type="string" calcext:value-type="string">
            <text:p>HIDDEN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70" calcext:value-type="float">
            <text:p>70</text:p>
          </table:table-cell>
          <table:table-cell table:style-name="ce6"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table:number-columns-repeated="9"/>
        </table:table-row>
        <table:table-row table:style-name="ro1">
          <table:table-cell/>
          <table:table-cell table:style-name="ce4" office:value-type="float" office:value="10" calcext:value-type="float">
            <text:p>10</text:p>
          </table:table-cell>
          <table:table-cell office:value-type="string" calcext:value-type="string">
            <text:p>23% etter 22</text:p>
          </table:table-cell>
          <table:table-cell office:value-type="string" calcext:value-type="string">
            <text:p>24% etter 30</text:p>
          </table:table-cell>
          <table:table-cell table:number-columns-repeated="12"/>
        </table:table-row>
        <table:table-row table:style-name="ro1">
          <table:table-cell/>
          <table:table-cell table:style-name="ce4" office:value-type="float" office:value="30" calcext:value-type="float">
            <text:p>30</text:p>
          </table:table-cell>
          <table:table-cell office:value-type="string" calcext:value-type="string">
            <text:p>25.8 etter 20</text:p>
          </table:table-cell>
          <table:table-cell office:value-type="string" calcext:value-type="string">
            <text:p>27% etter 18</text:p>
          </table:table-cell>
          <table:table-cell table:number-columns-repeated="12"/>
        </table:table-row>
        <table:table-row table:style-name="ro1">
          <table:table-cell/>
          <table:table-cell table:style-name="ce4" office:value-type="float" office:value="60" calcext:value-type="float">
            <text:p>60</text:p>
          </table:table-cell>
          <table:table-cell office:value-type="string" calcext:value-type="string">
            <text:p>26.7 etter 14</text:p>
          </table:table-cell>
          <table:table-cell office:value-type="string" calcext:value-type="string">
            <text:p>27 etter 12</text:p>
          </table:table-cell>
          <table:table-cell table:number-columns-repeated="12"/>
        </table:table-row>
        <table:table-row table:style-name="ro1">
          <table:table-cell/>
          <table:table-cell table:style-name="ce4" office:value-type="float" office:value="100" calcext:value-type="float">
            <text:p>100</text:p>
          </table:table-cell>
          <table:table-cell office:value-type="string" calcext:value-type="string">
            <text:p>26.8 etter 12</text:p>
          </table:table-cell>
          <table:table-cell office:value-type="string" calcext:value-type="string">
            <text:p>26.9 etter 10</text:p>
          </table:table-cell>
          <table:table-cell table:number-columns-repeated="12"/>
        </table:table-row>
        <table:table-row table:style-name="ro1">
          <table:table-cell/>
          <table:table-cell table:style-name="ce4" office:value-type="float" office:value="150" calcext:value-type="float">
            <text:p>150</text:p>
          </table:table-cell>
          <table:table-cell table:number-columns-repeated="2" office:value-type="string" calcext:value-type="string">
            <text:p>27 etter 6</text:p>
          </table:table-cell>
          <table:table-cell table:number-columns-repeated="2"/>
          <table:table-cell office:value-type="string" calcext:value-type="string">
            <text:p>28.9 etter 50</text:p>
          </table:table-cell>
          <table:table-cell table:number-columns-repeated="9"/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table:number-columns-repeated="14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office:value-type="string" calcext:value-type="string">
            <text:p># WITH NEW TRAINING DATA PREPROCESSING</text:p>
          </table:table-cell>
          <table:table-cell table:number-columns-repeated="15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num_hidden = 10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batch_size = 100</text:p>
          </table:table-cell>
          <table:table-cell table:number-columns-repeated="15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epoch 0 | cost: 45537446.1726 | time: 271.549973011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esting accuracy: 0.223949337939 | MRR@20: _ | time: 6.06101989746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epoch 1 | cost: 40476792.1387 | time: 269.347397804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epoch 2 | cost: 39181727.6541 | time: 271.682754993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esting accuracy: 0.255613126079 | MRR@20: _ | time: 5.99187803268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epoch 3 | cost: 38435195.9552 | time: 274.512111902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epoch 4 | cost: 37893797.993 | time: 270.335212946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esting accuracy: 0.26079447323 | MRR@20: _ | time: 5.9232749939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epoch 5 | cost: 37458728.8588 | time: 270.791405201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epoch 6 | cost: 37089279.7076 | time: 271.575172901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esting accuracy: 0.26079447323 | MRR@20: _ | time: 5.98625588417s</text:p>
          </table:table-cell>
          <table:table-cell table:number-columns-repeated="15"/>
        </table:table-row>
        <table:table-row table:style-name="ro1" table:number-rows-repeated="3">
          <table:table-cell table:number-columns-repeated="16"/>
        </table:table-row>
        <table:table-row table:style-name="ro1">
          <table:table-cell office:value-type="string" calcext:value-type="string">
            <text:p>num_hidden = 5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batch_size = 100</text:p>
          </table:table-cell>
          <table:table-cell table:number-columns-repeated="15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epoch 0 | cost: 47176234.448 | time: 250.79813695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esting accuracy: 0.2130109384 | MRR@20: _ | time: 5.8635661602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epoch 1 | cost: 42007811.073 | time: 246.583972931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esting accuracy: 0.232584916523 | MRR@20: _ | time: 5.91498303413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epoch 2 | cost: 40567007.0603 | time: 250.940056086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esting accuracy: 0.246401842257 | MRR@20: _ | time: 6.15771389008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epoch 3 | cost: 39791586.0273 | time: 254.674695969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esting accuracy: 0.253310305124 | MRR@20: _ | time: 6.05580091476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epoch 4 | cost: 39271110.1016 | time: 250.808760881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esting accuracy: 0.261945883708 | MRR@20: _ | time: 5.85015416145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epoch 5 | cost: 38880790.937 | time: 249.284760952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esting accuracy: 0.264248704663 | MRR@20: _ | time: 5.83085489273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epoch 6 | cost: 38571562.9304 | time: 245.324669123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esting accuracy: 0.27115716753 | MRR@20: _ | time: 5.78778290749s</text:p>
          </table:table-cell>
          <table:table-cell table:number-columns-repeated="15"/>
        </table:table-row>
        <table:table-row table:style-name="ro1" table:number-rows-repeated="4">
          <table:table-cell table:number-columns-repeated="16"/>
        </table:table-row>
        <table:table-row table:style-name="ro1">
          <table:table-cell office:value-type="string" calcext:value-type="string">
            <text:p>num_hidden = 2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batch_size = 100</text:p>
          </table:table-cell>
          <table:table-cell table:number-columns-repeated="15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epoch 0 | cost: 49689796.354 | time: 229.538149834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esting accuracy: 0.135866436385 | MRR@20: _ | time: 5.4242079258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epoch 1 | cost: 44723642.0647 | time: 236.735509872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esting accuracy: 0.191134139321 | MRR@20: _ | time: 5.4079182148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epoch 2 | cost: 42711645.9622 | time: 236.71352911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esting accuracy: 0.20207253886 | MRR@20: _ | time: 5.42216300964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epoch 3 | cost: 41757487.1013 | time: 239.406469107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esting accuracy: 0.209556706966 | MRR@20: _ | time: 5.50681209564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epoch 4 | cost: 41168715.6418 | time: 236.828818798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esting accuracy: 0.224525043178 | MRR@20: _ | time: 5.46218919754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epoch 5 | cost: 40757922.3752 | time: 239.514343023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esting accuracy: 0.229130685089 | MRR@20: _ | time: 5.33929395676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epoch 6 | cost: 40451637.0613 | time: 236.230031967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esting accuracy: 0.236614853195 | MRR@20: _ | time: 5.35126304626s</text:p>
          </table:table-cell>
          <table:table-cell table:number-columns-repeated="15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office:value-type="string" calcext:value-type="string">
            <text:p>num_hidden = 20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batch_size = 100</text:p>
          </table:table-cell>
          <table:table-cell table:number-columns-repeated="15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epoch 0 | cost: 43936533.2583 | time: 290.681770086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esting accuracy: 0.253886010363 | MRR@20: _ | time: 5.56963586807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epoch 1 | cost: 39207857.6807 | time: 289.062646866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esting accuracy: 0.266551525619 | MRR@20: _ | time: 5.56491994858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epoch 2 | cost: 37850350.3652 | time: 293.443099976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esting accuracy: 0.27115716753 | MRR@20: _ | time: 5.61462807655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epoch 3 | cost: 36945474.0746 | time: 301.234208107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esting accuracy: 0.270005757052 | MRR@20: _ | time: 5.88649702072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epoch 4 | cost: 36205730.1052 | time: 302.122112036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esting accuracy: 0.26079447323 | MRR@20: _ | time: 5.74086785316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epoch 5 | cost: 35549142.334 | time: 305.786134958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esting accuracy: 0.262521588946 | MRR@20: _ | time: 5.55428004265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epoch 6 | cost: 34945036.7983 | time: 291.560359955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esting accuracy: 0.265400115141 | MRR@20: _ | time: 5.57920908928s</text:p>
          </table:table-cell>
          <table:table-cell table:number-columns-repeated="15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office:value-type="string" calcext:value-type="string">
            <text:p>num_hidden = 100</text:p>
          </table:table-cell>
          <table:table-cell table:number-columns-repeated="2"/>
          <table:table-cell office:value-type="string" calcext:value-type="string">
            <text:p>SPARER CIRKA 1 MIN på å øke batch_size frå 100 til 2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atch_size = 200</text:p>
          </table:table-cell>
          <table:table-cell table:number-columns-repeated="2"/>
          <table:table-cell office:value-type="string" calcext:value-type="string">
            <text:p>Accuracy virkar lite påvirka</text:p>
          </table:table-cell>
          <table:table-cell table:number-columns-repeated="12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epoch 0 | cost: 46640913.8257 | time: 219.457129955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esting accuracy: 0.239179954442 | MRR@20: _ | time: 4.89679384232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epoch 1 | cost: 41209479.1631 | time: 210.837897062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esting accuracy: 0.256264236902 | MRR@20: _ | time: 4.95739507675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epoch 2 | cost: 39708618.6548 | time: 212.849653006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esting accuracy: 0.256264236902 | MRR@20: _ | time: 4.93169116974s</text:p>
          </table:table-cell>
          <table:table-cell table:number-columns-repeated="15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num_hidden = 100</text:p>
          </table:table-cell>
          <table:table-cell table:number-columns-repeated="2"/>
          <table:table-cell office:value-type="string" calcext:value-type="string">
            <text:p>enda større batch size ser ikkje ut til å påvirke særli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atch_size = 300</text:p>
          </table:table-cell>
          <table:table-cell table:number-columns-repeated="2"/>
          <table:table-cell office:value-type="string" calcext:value-type="string">
            <text:p>kun dårligare accuracy</text:p>
          </table:table-cell>
          <table:table-cell table:number-columns-repeated="12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epoch 0 | cost: 47316745.374 | time: 213.341156006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esting accuracy: 0.174657534247 | MRR@20: _ | time: 4.9472360611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epoch 1 | cost: 41717485.1304 | time: 222.409163952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esting accuracy: 0.205479452055 | MRR@20: _ | time: 5.17546200752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epoch 2 | cost: 40115881.0454 | time: 213.809418917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esting accuracy: 0.21404109589 | MRR@20: _ | time: 4.96249699593s</text:p>
          </table:table-cell>
          <table:table-cell table:number-columns-repeated="15"/>
        </table:table-row>
        <table:table-row table:style-name="ro1" table:number-rows-repeated="4">
          <table:table-cell table:number-columns-repeated="16"/>
        </table:table-row>
        <table:table-row table:style-name="ro1">
          <table:table-cell office:value-type="string" calcext:value-type="string">
            <text:p># TRAINING DATA NOW ONLY STARTED FROM EACH SECOND INDEX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WITH FEED FORWARD LAYER</text:p>
          </table:table-cell>
          <table:table-cell table:number-columns-repeated="6"/>
          <table:table-cell office:value-type="string" calcext:value-type="string">
            <text:p>WITHOUT FEED FORWARD LAYER</text:p>
          </table:table-cell>
          <table:table-cell table:number-columns-repeated="5"/>
          <table:table-cell office:value-type="string" calcext:value-type="string">
            <text:p>Epoker</text:p>
          </table:table-cell>
          <table:table-cell office:value-type="string" calcext:value-type="string">
            <text:p>With feed-forward</text:p>
          </table:table-cell>
          <table:table-cell office:value-type="string" calcext:value-type="string">
            <text:p>Without feed-forward</text:p>
          </table:table-cell>
        </table:table-row>
        <table:table-row table:style-name="ro1">
          <table:table-cell table:style-name="ce1" office:value-type="string" calcext:value-type="string">
            <text:p>epoch 0 | cost: 24203240.2788 | time: 110.844535112s</text:p>
          </table:table-cell>
          <table:table-cell table:number-columns-repeated="6"/>
          <table:table-cell office:value-type="string" calcext:value-type="string">
            <text:p>epoch 0 | cost: 26667310.2222 | time: 966.312494993s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.224" calcext:value-type="float">
            <text:p>0.224</text:p>
          </table:table-cell>
          <table:table-cell office:value-type="float" office:value="0.047" calcext:value-type="float">
            <text:p>0.047</text:p>
          </table:table-cell>
        </table:table-row>
        <table:table-row table:style-name="ro1">
          <table:table-cell table:style-name="ce1" office:value-type="string" calcext:value-type="string">
            <text:p>testing accuracy: 0.22437357631 | MRR@20: _ | time: 4.83960199356s</text:p>
          </table:table-cell>
          <table:table-cell table:number-columns-repeated="6"/>
          <table:table-cell table:style-name="ce2" office:value-type="string" calcext:value-type="string">
            <text:p>testing accuracy: 0.0466970387244 | MRR@20: _ | time: 16.3394320011s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0.249" calcext:value-type="float">
            <text:p>0.249</text:p>
          </table:table-cell>
          <table:table-cell office:value-type="float" office:value="0.056" calcext:value-type="float">
            <text:p>0.056</text:p>
          </table:table-cell>
        </table:table-row>
        <table:table-row table:style-name="ro1">
          <table:table-cell table:style-name="ce1" office:value-type="string" calcext:value-type="string">
            <text:p>epoch 1 | cost: 21221758.103 | time: 107.580814838s</text:p>
          </table:table-cell>
          <table:table-cell table:number-columns-repeated="6"/>
          <table:table-cell office:value-type="string" calcext:value-type="string">
            <text:p>epoch 1 | cost: 25906652.1729 | time: 965.746853113s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0.268" calcext:value-type="float">
            <text:p>0.268</text:p>
          </table:table-cell>
          <table:table-cell office:value-type="float" office:value="0.061" calcext:value-type="float">
            <text:p>0.061</text:p>
          </table:table-cell>
        </table:table-row>
        <table:table-row table:style-name="ro1">
          <table:table-cell table:style-name="ce1" office:value-type="string" calcext:value-type="string">
            <text:p>testing accuracy: 0.249430523918 | MRR@20: _ | time: 4.84243583679s</text:p>
          </table:table-cell>
          <table:table-cell table:number-columns-repeated="6"/>
          <table:table-cell table:style-name="ce2" office:value-type="string" calcext:value-type="string">
            <text:p>testing accuracy: 0.0558086560364 | MRR@20: _ | time: 16.35227108s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0.269" calcext:value-type="float">
            <text:p>0.269</text:p>
          </table:table-cell>
          <table:table-cell office:value-type="float" office:value="0.066" calcext:value-type="float">
            <text:p>0.066</text:p>
          </table:table-cell>
        </table:table-row>
        <table:table-row table:style-name="ro1">
          <table:table-cell table:style-name="ce1" office:value-type="string" calcext:value-type="string">
            <text:p>epoch 2 | cost: 20351327.3694 | time: 107.71685791s</text:p>
          </table:table-cell>
          <table:table-cell table:number-columns-repeated="6"/>
          <table:table-cell office:value-type="string" calcext:value-type="string">
            <text:p>epoch 2 | cost: 25645414.9336 | time: 965.886055946s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0.271" calcext:value-type="float">
            <text:p>0.271</text:p>
          </table:table-cell>
          <table:table-cell office:value-type="float" office:value="0.065" calcext:value-type="float">
            <text:p>0.065</text:p>
          </table:table-cell>
        </table:table-row>
        <table:table-row table:style-name="ro1">
          <table:table-cell table:style-name="ce1" office:value-type="string" calcext:value-type="string">
            <text:p>testing accuracy: 0.265375854214 | MRR@20: _ | time: 4.86163592339s</text:p>
          </table:table-cell>
          <table:table-cell table:number-columns-repeated="6"/>
          <table:table-cell table:style-name="ce2" office:value-type="string" calcext:value-type="string">
            <text:p>testing accuracy: 0.0615034168565 | MRR@20: _ | time: 16.3308949471s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office:value-type="float" office:value="0.276" calcext:value-type="float">
            <text:p>0.276</text:p>
          </table:table-cell>
          <table:table-cell office:value-type="float" office:value="0.072" calcext:value-type="float">
            <text:p>0.072</text:p>
          </table:table-cell>
        </table:table-row>
        <table:table-row table:style-name="ro1">
          <table:table-cell table:style-name="ce1" office:value-type="string" calcext:value-type="string">
            <text:p>epoch 3 | cost: 19890762.3103 | time: 107.56824708s</text:p>
          </table:table-cell>
          <table:table-cell table:number-columns-repeated="6"/>
          <table:table-cell office:value-type="string" calcext:value-type="string">
            <text:p>epoch 3 | cost: 25520080.709 | time: 965.693389893s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office:value-type="float" office:value="0.278" calcext:value-type="float">
            <text:p>0.278</text:p>
          </table:table-cell>
          <table:table-cell office:value-type="float" office:value="0.074" calcext:value-type="float">
            <text:p>0.074</text:p>
          </table:table-cell>
        </table:table-row>
        <table:table-row table:style-name="ro1">
          <table:table-cell table:style-name="ce1" office:value-type="string" calcext:value-type="string">
            <text:p>testing accuracy: 0.267653758542 | MRR@20: _ | time: 4.84315514565s</text:p>
          </table:table-cell>
          <table:table-cell table:number-columns-repeated="6"/>
          <table:table-cell table:style-name="ce2" office:value-type="string" calcext:value-type="string">
            <text:p>testing accuracy: 0.0660592255125 | MRR@20: _ | time: 16.339635849s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office:value-type="float" office:value="0.281" calcext:value-type="float">
            <text:p>0.281</text:p>
          </table:table-cell>
          <table:table-cell office:value-type="float" office:value="0.071" calcext:value-type="float">
            <text:p>0.071</text:p>
          </table:table-cell>
        </table:table-row>
        <table:table-row table:style-name="ro1">
          <table:table-cell table:style-name="ce1" office:value-type="string" calcext:value-type="string">
            <text:p>epoch 4 | cost: 19581891.0115 | time: 107.524198055s</text:p>
          </table:table-cell>
          <table:table-cell table:number-columns-repeated="6"/>
          <table:table-cell office:value-type="string" calcext:value-type="string">
            <text:p>epoch 4 | cost: 25411718.1851 | time: 965.753381968s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office:value-type="float" office:value="0.284" calcext:value-type="float">
            <text:p>0.284</text:p>
          </table:table-cell>
          <table:table-cell office:value-type="float" office:value="0.067" calcext:value-type="float">
            <text:p>0.067</text:p>
          </table:table-cell>
        </table:table-row>
        <table:table-row table:style-name="ro1">
          <table:table-cell table:style-name="ce1" office:value-type="string" calcext:value-type="string">
            <text:p>testing accuracy: 0.268792710706 | MRR@20: _ | time: 4.87800502777s</text:p>
          </table:table-cell>
          <table:table-cell table:number-columns-repeated="6"/>
          <table:table-cell table:style-name="ce2" office:value-type="string" calcext:value-type="string">
            <text:p>testing accuracy: 0.0649202733485 | MRR@20: _ | time: 16.3682820797s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office:value-type="float" office:value="0.282" calcext:value-type="float">
            <text:p>0.282</text:p>
          </table:table-cell>
          <table:table-cell office:value-type="float" office:value="0.072" calcext:value-type="float">
            <text:p>0.072</text:p>
          </table:table-cell>
        </table:table-row>
        <table:table-row table:style-name="ro1">
          <table:table-cell table:style-name="ce1" office:value-type="string" calcext:value-type="string">
            <text:p>epoch 5 | cost: 19350272.4502 | time: 110.404417992s</text:p>
          </table:table-cell>
          <table:table-cell table:number-columns-repeated="6"/>
          <table:table-cell office:value-type="string" calcext:value-type="string">
            <text:p>epoch 5 | cost: 25334605.6924 | time: 965.649590015s</text:p>
          </table:table-cell>
          <table:table-cell table:number-columns-repeated="5"/>
          <table:table-cell office:value-type="float" office:value="11" calcext:value-type="float">
            <text:p>11</text:p>
          </table:table-cell>
          <table:table-cell office:value-type="float" office:value="0.28" calcext:value-type="float">
            <text:p>0.28</text:p>
          </table:table-cell>
          <table:table-cell office:value-type="float" office:value="0.069" calcext:value-type="float">
            <text:p>0.069</text:p>
          </table:table-cell>
        </table:table-row>
        <table:table-row table:style-name="ro1">
          <table:table-cell table:style-name="ce1" office:value-type="string" calcext:value-type="string">
            <text:p>testing accuracy: 0.271070615034 | MRR@20: _ | time: 4.84758901596s</text:p>
          </table:table-cell>
          <table:table-cell table:number-columns-repeated="6"/>
          <table:table-cell table:style-name="ce2" office:value-type="string" calcext:value-type="string">
            <text:p>testing accuracy: 0.0717539863326 | MRR@20: _ | time: 16.383947134s</text:p>
          </table:table-cell>
          <table:table-cell table:number-columns-repeated="5"/>
          <table:table-cell office:value-type="float" office:value="12" calcext:value-type="float">
            <text:p>12</text:p>
          </table:table-cell>
          <table:table-cell office:value-type="float" office:value="0.285" calcext:value-type="float">
            <text:p>0.285</text:p>
          </table:table-cell>
          <table:table-cell office:value-type="float" office:value="0.069" calcext:value-type="float">
            <text:p>0.069</text:p>
          </table:table-cell>
        </table:table-row>
        <table:table-row table:style-name="ro1">
          <table:table-cell table:style-name="ce1" office:value-type="string" calcext:value-type="string">
            <text:p>epoch 6 | cost: 19163713.8337 | time: 107.609894991s</text:p>
          </table:table-cell>
          <table:table-cell table:number-columns-repeated="6"/>
          <table:table-cell office:value-type="string" calcext:value-type="string">
            <text:p>epoch 6 | cost: 25262009.6606 | time: 965.801938057s</text:p>
          </table:table-cell>
          <table:table-cell table:number-columns-repeated="5"/>
          <table:table-cell office:value-type="float" office:value="13" calcext:value-type="float">
            <text:p>13</text:p>
          </table:table-cell>
          <table:table-cell office:value-type="float" office:value="0.288" calcext:value-type="float">
            <text:p>0.288</text:p>
          </table:table-cell>
          <table:table-cell office:value-type="float" office:value="0.075" calcext:value-type="float">
            <text:p>0.075</text:p>
          </table:table-cell>
        </table:table-row>
        <table:table-row table:style-name="ro1">
          <table:table-cell table:style-name="ce1" office:value-type="string" calcext:value-type="string">
            <text:p>testing accuracy: 0.27562642369 | MRR@20: _ | time: 4.83623790741s</text:p>
          </table:table-cell>
          <table:table-cell table:number-columns-repeated="6"/>
          <table:table-cell table:style-name="ce2" office:value-type="string" calcext:value-type="string">
            <text:p>testing accuracy: 0.0740318906606 | MRR@20: _ | time: 16.3691101074s</text:p>
          </table:table-cell>
          <table:table-cell table:number-columns-repeated="5"/>
          <table:table-cell office:value-type="float" office:value="14" calcext:value-type="float">
            <text:p>14</text:p>
          </table:table-cell>
          <table:table-cell office:value-type="float" office:value="0.29" calcext:value-type="float">
            <text:p>0.29</text:p>
          </table:table-cell>
          <table:table-cell office:value-type="float" office:value="0.075" calcext:value-type="float">
            <text:p>0.075</text:p>
          </table:table-cell>
        </table:table-row>
        <table:table-row table:style-name="ro1">
          <table:table-cell table:style-name="ce1" office:value-type="string" calcext:value-type="string">
            <text:p>epoch 7 | cost: 19006348.0977 | time: 107.570233822s</text:p>
          </table:table-cell>
          <table:table-cell table:number-columns-repeated="6"/>
          <table:table-cell office:value-type="string" calcext:value-type="string">
            <text:p>epoch 7 | cost: 25218282.6201 | time: 965.604480982s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testing accuracy: 0.277904328018 | MRR@20: _ | time: 4.85205888748s</text:p>
          </table:table-cell>
          <table:table-cell table:number-columns-repeated="6"/>
          <table:table-cell table:style-name="ce2" office:value-type="string" calcext:value-type="string">
            <text:p>testing accuracy: 0.0706150341686 | MRR@20: _ | time: 16.3563210964s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epoch 8 | cost: 18869227.9609 | time: 107.699024916s</text:p>
          </table:table-cell>
          <table:table-cell table:number-columns-repeated="6"/>
          <table:table-cell office:value-type="string" calcext:value-type="string">
            <text:p>epoch 8 | cost: 25173017.4688 | time: 965.736957073s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testing accuracy: 0.28132118451 | MRR@20: _ | time: 4.85021901131s</text:p>
          </table:table-cell>
          <table:table-cell table:number-columns-repeated="6"/>
          <table:table-cell table:style-name="ce2" office:value-type="string" calcext:value-type="string">
            <text:p>testing accuracy: 0.0671981776765 | MRR@20: _ | time: 16.367166996s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epoch 9 | cost: 18746840.6021 | time: 107.534579992s</text:p>
          </table:table-cell>
          <table:table-cell table:number-columns-repeated="6"/>
          <table:table-cell office:value-type="string" calcext:value-type="string">
            <text:p>epoch 9 | cost: 25144294.8013 | time: 965.680202007s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testing accuracy: 0.283599088838 | MRR@20: _ | time: 4.83733701706s</text:p>
          </table:table-cell>
          <table:table-cell table:number-columns-repeated="6"/>
          <table:table-cell table:style-name="ce2" office:value-type="string" calcext:value-type="string">
            <text:p>testing accuracy: 0.0717539863326 | MRR@20: _ | time: 16.3760659695s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epoch 10 | cost: 18635633.1208 | time: 107.645422935s</text:p>
          </table:table-cell>
          <table:table-cell table:number-columns-repeated="6"/>
          <table:table-cell office:value-type="string" calcext:value-type="string">
            <text:p>epoch 10 | cost: 25127118.2476 | time: 965.840898037s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testing accuracy: 0.282460136674 | MRR@20: _ | time: 4.82886481285s</text:p>
          </table:table-cell>
          <table:table-cell table:number-columns-repeated="6"/>
          <table:table-cell table:style-name="ce2" office:value-type="string" calcext:value-type="string">
            <text:p>testing accuracy: 0.0694760820046 | MRR@20: _ | time: 16.4465711117s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epoch 11 | cost: 18533235.2556 | time: 107.441164017s</text:p>
          </table:table-cell>
          <table:table-cell table:number-columns-repeated="6"/>
          <table:table-cell office:value-type="string" calcext:value-type="string">
            <text:p>epoch 11 | cost: 25112775.0581 | time: 965.730509996s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testing accuracy: 0.280182232346 | MRR@20: _ | time: 4.83009195328s</text:p>
          </table:table-cell>
          <table:table-cell table:number-columns-repeated="6"/>
          <table:table-cell table:style-name="ce2" office:value-type="string" calcext:value-type="string">
            <text:p>testing accuracy: 0.0694760820046 | MRR@20: _ | time: 16.4464449883s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epoch 12 | cost: 18438009.2781 | time: 107.527576923s</text:p>
          </table:table-cell>
          <table:table-cell table:number-columns-repeated="6"/>
          <table:table-cell office:value-type="string" calcext:value-type="string">
            <text:p>epoch 12 | cost: 25085099.478 | time: 965.700876951s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testing accuracy: 0.284738041002 | MRR@20: _ | time: 4.87020111084s</text:p>
          </table:table-cell>
          <table:table-cell table:number-columns-repeated="6"/>
          <table:table-cell table:style-name="ce2" office:value-type="string" calcext:value-type="string">
            <text:p>testing accuracy: 0.0751708428246 | MRR@20: _ | time: 16.3932750225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poch 13 | cost: 18348784.6401 | time: 107.438335896s</text:p>
          </table:table-cell>
          <table:table-cell table:number-columns-repeated="6"/>
          <table:table-cell office:value-type="string" calcext:value-type="string">
            <text:p>epoch 13 | cost: 25058079.4668 | time: 965.63086009s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testing accuracy: 0.288154897494 | MRR@20: _ | time: 4.83433699608s</text:p>
          </table:table-cell>
          <table:table-cell table:number-columns-repeated="6"/>
          <table:table-cell table:style-name="ce2" office:value-type="string" calcext:value-type="string">
            <text:p>testing accuracy: 0.0751708428246 | MRR@20: _ | time: 16.3990271091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poch 14 | cost: 18264700.1714 | time: 107.506232023s</text:p>
          </table:table-cell>
          <table:table-cell table:number-columns-repeated="15"/>
        </table:table-row>
        <table:table-row table:style-name="ro1">
          <table:table-cell table:style-name="ce1" office:value-type="string" calcext:value-type="string">
            <text:p>testing accuracy: 0.290432801822 | MRR@20: _ | time: 4.88509988785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epoch 15 | cost: 18185091.7861 | time: 107.677148819s</text:p>
          </table:table-cell>
          <table:table-cell table:number-columns-repeated="15"/>
        </table:table-row>
        <table:table-row table:style-name="ro1">
          <table:table-cell table:style-name="ce1" office:value-type="string" calcext:value-type="string">
            <text:p>testing accuracy: 0.289293849658 | MRR@20: _ | time: 4.86694216728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epoch 16 | cost: 18109449.7109 | time: 107.421151876s</text:p>
          </table:table-cell>
          <table:table-cell table:number-columns-repeated="15"/>
        </table:table-row>
        <table:table-row table:style-name="ro1">
          <table:table-cell table:style-name="ce1" office:value-type="string" calcext:value-type="string">
            <text:p>testing accuracy: 0.29271070615 | MRR@20: _ | time: 4.83571100235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epoch 17 | cost: 18037341.5977 | time: 107.565613985s</text:p>
          </table:table-cell>
          <table:table-cell table:number-columns-repeated="15"/>
        </table:table-row>
        <table:table-row table:style-name="ro1">
          <table:table-cell table:style-name="ce1" office:value-type="string" calcext:value-type="string">
            <text:p>testing accuracy: 0.290432801822 | MRR@20: _ | time: 4.8127989769s</text:p>
          </table:table-cell>
          <table:table-cell table:number-columns-repeated="15"/>
        </table:table-row>
        <table:table-row table:style-name="ro1">
          <table:table-cell table:style-name="ce1" office:value-type="string" calcext:value-type="string">
            <text:p>epoch 18 | cost: 17968437.2441 | time: 107.327599049s</text:p>
          </table:table-cell>
          <table:table-cell table:number-columns-repeated="15"/>
        </table:table-row>
        <table:table-row table:style-name="ro1">
          <table:table-cell table:style-name="ce1" office:value-type="string" calcext:value-type="string">
            <text:p>testing accuracy: 0.28701594533 | MRR@20: _ | time: 4.84810209274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epoch 19 | cost: 17902424.1614 | time: 107.288793087s</text:p>
          </table:table-cell>
          <table:table-cell table:number-columns-repeated="15"/>
        </table:table-row>
        <table:table-row table:style-name="ro1">
          <table:table-cell table:style-name="ce1" office:value-type="string" calcext:value-type="string">
            <text:p>testing accuracy: 0.285876993166 | MRR@20: _ | time: 4.848279953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epoch 20 | cost: 17839093.6475 | time: 107.586585999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esting accuracy: 0.28701594533 | MRR@20: _ | time: 4.84367394447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epoch 21 | cost: 17778191.2173 | time: 107.585597992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esting accuracy: 0.283599088838 | MRR@20: _ | time: 4.84602189064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epoch 22 | cost: 17719589.4863 | time: 107.563422918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esting accuracy: 0.282460136674 | MRR@20: _ | time: 4.82969689369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epoch 23 | cost: 17663073.1323 | time: 107.611370087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esting accuracy: 0.28132118451 | MRR@20: _ | time: 4.85834217072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epoch 24 | cost: 17608537.7527 | time: 107.737065077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esting accuracy: 0.282460136674 | MRR@20: _ | time: 4.85240602493s</text:p>
          </table:table-cell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6">00/00/0000</text:date>, <text:time style:data-style-name="N2" text:time-value="17:55:16.76387162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8T21:11:22.904993080</meta:creation-date>
    <dc:date>2016-11-16T02:42:47.836856081</dc:date>
    <meta:editing-duration>PT4H29M21S</meta:editing-duration>
    <meta:editing-cycles>6</meta:editing-cycles>
    <meta:generator>LibreOffice/5.1.4.2$Linux_X86_64 LibreOffice_project/10m0$Build-2</meta:generator>
    <meta:document-statistic meta:table-count="1" meta:cell-count="23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0.161cm" svg:height="7.283cm" xlink:href=".." xlink:type="simple" chart:class="chart:line" chart:style-name="ch1">
        <chart:title svg:x="0.21cm" svg:y="0.281cm" chart:style-name="ch2">
          <text:p>Recall@10 - With and without feed-forward layer</text:p>
        </chart:title>
        <chart:legend chart:legend-position="end" svg:x="5.998cm" svg:y="2.861cm" style:legend-expansion="high" chart:style-name="ch3"/>
        <chart:plot-area chart:style-name="ch4" table:cell-range-address="Sheet1.O114:Sheet1.P128" chart:data-source-has-labels="row" svg:x="1.179cm" svg:y="1.177cm" svg:width="4.616cm" svg:height="5.015cm">
          <chartooo:coordinate-region svg:x="2.128cm" svg:y="1.388cm" svg:width="3.667cm" svg:height="3.981cm"/>
          <chart:axis chart:dimension="x" chart:name="primary-x" chart:style-name="ch5">
            <chart:title svg:x="2.997cm" svg:y="6.338cm" chart:style-name="ch6">
              <text:p>Epoch</text:p>
            </chart:title>
          </chart:axis>
          <chart:axis chart:dimension="y" chart:name="primary-y" chart:style-name="ch5">
            <chart:title svg:x="0.451cm" svg:y="4.174cm" chart:style-name="ch7">
              <text:p>R@10</text:p>
            </chart:title>
            <chart:grid chart:style-name="ch8" chart:class="major"/>
          </chart:axis>
          <chart:series chart:style-name="ch9" chart:values-cell-range-address="Sheet1.O115:Sheet1.O128" chart:label-cell-address="Sheet1.O114:Sheet1.O114" chart:class="chart:line">
            <chart:data-point chart:repeated="14"/>
          </chart:series>
          <chart:series chart:style-name="ch10" chart:values-cell-range-address="Sheet1.P115:Sheet1.P128" chart:label-cell-address="Sheet1.P114:Sheet1.P114" chart:class="chart:line">
            <chart:data-point chart:repeated="1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ith feed-forward</text:p>
                <draw:g>
                  <svg:desc>Sheet1.O114:Sheet1.O114</svg:desc>
                </draw:g>
              </table:table-cell>
              <table:table-cell office:value-type="string">
                <text:p>Without feed-forward</text:p>
                <draw:g>
                  <svg:desc>Sheet1.P114:Sheet1.P1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24">
                <text:p>0.224</text:p>
                <draw:g>
                  <svg:desc>Sheet1.O115:Sheet1.O128</svg:desc>
                </draw:g>
              </table:table-cell>
              <table:table-cell office:value-type="float" office:value="0.047">
                <text:p>0.047</text:p>
                <draw:g>
                  <svg:desc>Sheet1.P115:Sheet1.P1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49">
                <text:p>0.249</text:p>
              </table:table-cell>
              <table:table-cell office:value-type="float" office:value="0.056">
                <text:p>0.05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68">
                <text:p>0.268</text:p>
              </table:table-cell>
              <table:table-cell office:value-type="float" office:value="0.061">
                <text:p>0.06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69">
                <text:p>0.269</text:p>
              </table:table-cell>
              <table:table-cell office:value-type="float" office:value="0.066">
                <text:p>0.06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71">
                <text:p>0.271</text:p>
              </table:table-cell>
              <table:table-cell office:value-type="float" office:value="0.065">
                <text:p>0.06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76">
                <text:p>0.276</text:p>
              </table:table-cell>
              <table:table-cell office:value-type="float" office:value="0.072">
                <text:p>0.07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78">
                <text:p>0.278</text:p>
              </table:table-cell>
              <table:table-cell office:value-type="float" office:value="0.074">
                <text:p>0.07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81">
                <text:p>0.281</text:p>
              </table:table-cell>
              <table:table-cell office:value-type="float" office:value="0.071">
                <text:p>0.07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84">
                <text:p>0.284</text:p>
              </table:table-cell>
              <table:table-cell office:value-type="float" office:value="0.067">
                <text:p>0.0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82">
                <text:p>0.282</text:p>
              </table:table-cell>
              <table:table-cell office:value-type="float" office:value="0.072">
                <text:p>0.07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8">
                <text:p>0.28</text:p>
              </table:table-cell>
              <table:table-cell office:value-type="float" office:value="0.069">
                <text:p>0.06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85">
                <text:p>0.285</text:p>
              </table:table-cell>
              <table:table-cell office:value-type="float" office:value="0.069">
                <text:p>0.06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88">
                <text:p>0.288</text:p>
              </table:table-cell>
              <table:table-cell office:value-type="float" office:value="0.075">
                <text:p>0.0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9">
                <text:p>0.29</text:p>
              </table:table-cell>
              <table:table-cell office:value-type="float" office:value="0.075">
                <text:p>0.0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